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537cm"/>
    </style:style>
    <style:style style:name="co5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1.3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83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Custom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Custom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7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%20line.move_id.doc_type)" xlink:type="simple">so_number</text:a> <text:s text:c="2"/>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0" office:value-type="string">
            <text:p><text:a xlink:href="python://line.debit" xlink:type="simple">debit</text:a></text:p>
          </table:table-cell>
          <table:table-cell table:style-name="ce10" office:value-type="string">
            <text:p><text:a xlink:href="python://line.credit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10" office:value-type="string">
            <text:p><text:a xlink:href="python://get_total(get_invoice(),'debit')" xlink:type="simple">debit</text:a></text:p>
          </table:table-cell>
          <table:table-cell table:style-name="ce10" office:value-type="string">
            <text:p><text:a xlink:href="python://get_total(get_invoice(),'credit'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10" office:value-type="string">
            <text:p><text:a xlink:href="python://get_balance(get_invoice())" xlink:type="simple">balance</text:a></text:p>
          </table:table-cell>
          <table:table-cell table:style-name="ce7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9-04T18:00:01</dc:date>
    <meta:editing-duration>PT8H47M49S</meta:editing-duration>
    <meta:editing-cycles>65</meta:editing-cycles>
    <meta:generator>LibreOffice/3.5$Linux_x86 LibreOffice_project/350m1$Build-2</meta:generator>
    <dc:creator>Dev127 </dc:creator>
    <meta:document-statistic meta:table-count="3" meta:cell-count="29" meta:object-count="0"/>
  </office:meta>
</office:document-meta>
</file>